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S1" style:family="section">
      <style:section-properties fo:margin-left="0in" fo:margin-right="0in" style:writing-mode="lr-tb"/>
    </style:style>
    <style:style style:name="S2" style:family="section">
      <style:section-properties fo:margin-left="0in" fo:margin-right="0in" style:writing-mode="lr-tb"/>
    </style:style>
    <style:style style:name="P2" style:parent-style-name="Standard" style:family="paragraph">
      <style:paragraph-properties fo:margin-bottom="0.1965in"/>
    </style:style>
    <style:style style:name="S3" style:family="section">
      <style:section-properties fo:margin-left="0in" fo:margin-right="0in" style:writing-mode="lr-tb"/>
    </style:style>
    <style:style style:name="S4" style:family="section">
      <style:section-properties fo:margin-left="0in" fo:margin-right="0in" style:writing-mode="lr-tb"/>
    </style:style>
    <style:style style:name="S5" style:family="section">
      <style:section-properties fo:margin-left="0in" fo:margin-right="0in" style:writing-mode="lr-tb"/>
    </style:style>
    <style:style style:name="S6" style:family="section">
      <style:section-properties fo:margin-left="0in" fo:margin-right="0in" style:writing-mode="lr-tb"/>
    </style:style>
    <style:style style:name="S7" style:family="section">
      <style:section-properties fo:margin-left="0in" fo:margin-right="0in" style:writing-mode="lr-tb"/>
    </style:style>
    <style:style style:name="S8" style:family="section">
      <style:section-properties fo:margin-left="0in" fo:margin-right="0in" style:writing-mode="lr-tb"/>
    </style:style>
    <style:style style:name="S9" style:family="section">
      <style:section-properties fo:margin-left="0in" fo:margin-right="0in" style:writing-mode="lr-tb"/>
    </style:style>
    <style:style style:name="S10" style:family="section">
      <style:section-properties fo:margin-left="0in" fo:margin-right="0in" style:writing-mode="lr-tb"/>
    </style:style>
    <style:style style:name="S11" style:family="section">
      <style:section-properties fo:margin-left="0in" fo:margin-right="0in" style:writing-mode="lr-tb"/>
    </style:style>
    <style:style style:name="S12" style:family="section">
      <style:section-properties fo:margin-left="0in" fo:margin-right="0in" style:writing-mode="lr-tb"/>
    </style:style>
    <style:style style:name="S13" style:family="section">
      <style:section-properties fo:margin-left="0in" fo:margin-right="0in" style:writing-mode="lr-tb"/>
    </style:style>
    <style:style style:name="S14" style:family="section">
      <style:section-properties fo:margin-left="0in" fo:margin-right="0in" style:writing-mode="lr-tb"/>
    </style:style>
    <style:style style:name="S15" style:family="section">
      <style:section-properties fo:margin-left="0in" fo:margin-right="0in" style:writing-mode="lr-tb"/>
    </style:style>
    <style:style style:name="S16" style:family="section">
      <style:section-properties fo:margin-left="0in" fo:margin-right="0in" style:writing-mode="lr-tb"/>
    </style:style>
    <style:style style:name="S17" style:family="section">
      <style:section-properties fo:margin-left="0in" fo:margin-right="0in" style:writing-mode="lr-tb"/>
    </style:style>
    <style:style style:name="S18" style:family="section">
      <style:section-properties fo:margin-left="0in" fo:margin-right="0in" style:writing-mode="lr-tb"/>
    </style:style>
    <style:style style:name="S19" style:family="section">
      <style:section-properties fo:margin-left="0in" fo:margin-right="0in" style:writing-mode="lr-tb"/>
    </style:style>
    <style:style style:name="S20" style:family="section">
      <style:section-properties fo:margin-left="0in" fo:margin-right="0in" style:writing-mode="lr-tb"/>
    </style:style>
    <style:style style:name="S21" style:family="section">
      <style:section-properties fo:margin-left="0in" fo:margin-right="0in" style:writing-mode="lr-tb"/>
    </style:style>
    <style:style style:name="S22" style:family="section">
      <style:section-properties fo:margin-left="0in" fo:margin-right="0in" style:writing-mode="lr-tb"/>
    </style:style>
    <style:style style:name="S23" style:family="section">
      <style:section-properties fo:margin-left="0in" fo:margin-right="0in" style:writing-mode="lr-tb"/>
    </style:style>
    <style:style style:name="S24" style:family="section">
      <style:section-properties fo:margin-left="0in" fo:margin-right="0in" style:writing-mode="lr-tb"/>
    </style:style>
    <style:style style:name="S25" style:family="section">
      <style:section-properties fo:margin-left="0in" fo:margin-right="0in" style:writing-mode="lr-tb"/>
    </style:style>
    <style:style style:name="S26" style:family="section">
      <style:section-properties fo:margin-left="0in" fo:margin-right="0in" style:writing-mode="lr-tb"/>
    </style:style>
  </office:automatic-styles>
  <office:body>
    <office:text text:use-soft-page-breaks="true">
      <text:p text:style-name="P1">Information about the hmeq data file</text:p>
      <text:p text:style-name="Standard"/>
      <text:p text:style-name="Standard">olumns</text:p>
      <text:section text:name="Sect1" text:style-name="S1">
        <text:p text:style-name="Standard"/>
      </text:section>
      <text:section text:name="Sect2" text:style-name="S2">
        <text:p text:style-name="P2">BAD</text:p>
        <text:p text:style-name="Textbody">1 = client defaulted on loan 0 = loan repaid</text:p>
      </text:section>
      <text:section text:name="Sect3" text:style-name="S3">
        <text:p text:style-name="Textbody"/>
      </text:section>
      <text:section text:name="Sect4" text:style-name="S4">
        <text:p text:style-name="Textbody">LOAN</text:p>
        <text:p text:style-name="Textbody">Amount of the loan request</text:p>
      </text:section>
      <text:section text:name="Sect5" text:style-name="S5">
        <text:p text:style-name="Textbody"/>
      </text:section>
      <text:section text:name="Sect6" text:style-name="S6">
        <text:p text:style-name="Textbody">MORTDUE</text:p>
        <text:p text:style-name="Textbody">Amount due on existing mortgage</text:p>
      </text:section>
      <text:section text:name="Sect7" text:style-name="S7">
        <text:p text:style-name="Textbody"/>
      </text:section>
      <text:section text:name="Sect8" text:style-name="S8">
        <text:p text:style-name="Textbody">VALUE</text:p>
        <text:p text:style-name="Textbody">Value of current property</text:p>
      </text:section>
      <text:section text:name="Sect9" text:style-name="S9">
        <text:p text:style-name="Textbody"/>
      </text:section>
      <text:section text:name="Sect10" text:style-name="S10">
        <text:p text:style-name="Textbody">REASON</text:p>
        <text:p text:style-name="Textbody">DebtCon = debt consolidation HomeImp = home improvement</text:p>
      </text:section>
      <text:section text:name="Sect11" text:style-name="S11">
        <text:p text:style-name="Textbody"/>
      </text:section>
      <text:section text:name="Sect12" text:style-name="S12">
        <text:p text:style-name="Textbody">JOB</text:p>
        <text:p text:style-name="Textbody">Six occupational categories</text:p>
      </text:section>
      <text:section text:name="Sect13" text:style-name="S13">
        <text:p text:style-name="Textbody"/>
      </text:section>
      <text:section text:name="Sect14" text:style-name="S14">
        <text:p text:style-name="Textbody">YOJ</text:p>
        <text:p text:style-name="Textbody">Years at present job</text:p>
      </text:section>
      <text:section text:name="Sect15" text:style-name="S15">
        <text:p text:style-name="Textbody"/>
      </text:section>
      <text:section text:name="Sect16" text:style-name="S16">
        <text:p text:style-name="Textbody">DEROG<text:s/><text:line-break/></text:p>
        <text:p text:style-name="Textbody">Number of major derogatory reports</text:p>
      </text:section>
      <text:section text:name="Sect17" text:style-name="S17">
        <text:p text:style-name="Textbody"/>
      </text:section>
      <text:section text:name="Sect18" text:style-name="S18">
        <text:p text:style-name="Textbody">DELINQ <text:s text:c="3"/><text:line-break/></text:p>
        <text:p text:style-name="Textbody">Number of delinquent credit lines</text:p>
      </text:section>
      <text:section text:name="Sect19" text:style-name="S19">
        <text:p text:style-name="Textbody"/>
      </text:section>
      <text:section text:name="Sect20" text:style-name="S20">
        <text:p text:style-name="Textbody">CLAGE<text:s/>akther 9ardh makhlosch 9adech andou men chhar</text:p>
        <text:p text:style-name="Textbody">Age of oldest trade line in months</text:p>
      </text:section>
      <text:section text:name="Sect21" text:style-name="S21">
        <text:p text:style-name="Textbody"/>
      </text:section>
      <text:section text:name="Sect22" text:style-name="S22">
        <text:p text:style-name="Textbody">NINQ</text:p>
        <text:p text:style-name="Textbody">Number of recent credit lines</text:p>
      </text:section>
      <text:section text:name="Sect23" text:style-name="S23">
        <text:p text:style-name="Textbody"/>
      </text:section>
      <text:section text:name="Sect24" text:style-name="S24">
        <text:p text:style-name="Textbody">CLNO</text:p>
        <text:p text:style-name="Textbody">Number of credit lines</text:p>
      </text:section>
      <text:section text:name="Sect25" text:style-name="S25">
        <text:p text:style-name="Textbody"/>
      </text:section>
      <text:section text:name="Sect26" text:style-name="S26">
        <text:p text:style-name="Textbody">DEBTINC</text:p>
        <text:p text:style-name="Textbody">Debt-to-income ratio</text:p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tilisateur Windows</dc:creator>
    <meta:creation-date>2019-04-09T21:34:00Z</meta:creation-date>
    <dc:date>2019-12-22T22:29:00Z</dc:date>
    <meta:template xlink:href="Normal.dotm" xlink:type="simple"/>
    <meta:editing-cycles>5</meta:editing-cycles>
    <meta:editing-duration>PT43800S</meta:editing-duration>
    <meta:document-statistic meta:page-count="1" meta:paragraph-count="1" meta:word-count="96" meta:character-count="625" meta:row-count="4" meta:non-whitespace-character-count="530"/>
  </office:meta>
</office:document-meta>
</file>